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line-height="100%" fo:orphans="0" fo:widows="0"/>
      <style:text-properties fo:color="#ff0000"/>
    </style:style>
    <style:style style:name="P3" style:family="paragraph" style:parent-style-name="Standard">
      <style:paragraph-properties fo:line-height="100%" fo:orphans="0" fo:widows="0"/>
      <style:text-properties fo:color="#ff0000" fo:font-weight="bold" style:font-weight-asian="bold"/>
    </style:style>
    <style:style style:name="P4" style:family="paragraph" style:parent-style-name="Standard">
      <style:paragraph-properties fo:line-height="100%" fo:orphans="0" fo:widows="0"/>
      <style:text-properties fo:color="#0000ff"/>
    </style:style>
    <style:style style:name="P5" style:family="paragraph" style:parent-style-name="Standard">
      <style:paragraph-properties fo:line-height="100%" fo:orphans="0" fo:widows="0"/>
      <style:text-properties fo:color="#0000ff" fo:font-weight="bold" style:font-weight-asian="bold"/>
    </style:style>
    <style:style style:name="P6" style:family="paragraph" style:parent-style-name="Standard">
      <style:paragraph-properties fo:line-height="100%" fo:orphans="0" fo:widows="0"/>
      <style:text-properties fo:color="#38761d"/>
    </style:style>
    <style:style style:name="P7" style:family="paragraph" style:parent-style-name="Standard">
      <style:paragraph-properties fo:line-height="100%" fo:orphans="0" fo:widows="0"/>
      <style:text-properties fo:color="#38761d" fo:font-weight="bold" style:font-weight-asian="bold"/>
    </style:style>
    <style:style style:name="P8" style:family="paragraph" style:parent-style-name="Standard">
      <style:paragraph-properties fo:line-height="100%" fo:orphans="0" fo:widows="0"/>
      <style:text-properties fo:font-weight="bold" style:font-weight-asian="bold"/>
    </style:style>
    <style:style style:name="P9" style:family="paragraph" style:parent-style-name="Standard">
      <style:paragraph-properties fo:line-height="100%" fo:orphans="0" fo:widows="0"/>
      <style:text-properties fo:color="#0000cd" fo:font-weight="bold" style:font-weight-asian="bold"/>
    </style:style>
    <style:style style:name="P10" style:family="paragraph" style:parent-style-name="Standard">
      <style:paragraph-properties fo:line-height="100%" fo:orphans="0" fo:widows="0"/>
      <style:text-properties fo:color="#0000cd"/>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ff0000"/>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ff"/>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6aa84f"/>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6" style:family="paragraph" style:parent-style-name="Standard" style:list-style-name="WWNum3">
      <style:paragraph-properties fo:margin-left="0.5in" fo:margin-right="0in" fo:line-height="100%" fo:orphans="0" fo:widows="0" fo:text-indent="-0.25in" style:auto-text-indent="false"/>
    </style:style>
    <style:style style:name="P17" style:family="paragraph" style:parent-style-name="Standard" style:list-style-name="WWNum7">
      <style:paragraph-properties fo:margin-left="0.5in" fo:margin-right="0in" fo:line-height="100%" fo:orphans="0" fo:widows="0" fo:text-indent="-0.25in" style:auto-text-indent="false"/>
    </style:style>
    <style:style style:name="P18" style:family="paragraph" style:parent-style-name="Standard" style:list-style-name="WWNum6">
      <style:paragraph-properties fo:margin-left="0.5in" fo:margin-right="0in" fo:line-height="100%" fo:orphans="0" fo:widows="0" fo:text-indent="-0.25in" style:auto-text-indent="false"/>
    </style:style>
    <style:style style:name="P19" style:family="paragraph" style:parent-style-name="Standard" style:list-style-name="WWNum8">
      <style:paragraph-properties fo:margin-left="0.5in" fo:margin-right="0in" fo:line-height="100%" fo:orphans="0" fo:widows="0" fo:text-indent="-0.25in" style:auto-text-indent="false"/>
    </style:style>
    <style:style style:name="P20" style:family="paragraph" style:parent-style-name="Standard" style:list-style-name="WWNum1">
      <style:paragraph-properties fo:margin-left="0.5in" fo:margin-right="0in" fo:line-height="100%" fo:orphans="0" fo:widows="0" fo:text-indent="-0.25in" style:auto-text-indent="false"/>
    </style:style>
    <style:style style:name="P21" style:family="paragraph" style:parent-style-name="Standard" style:list-style-name="WWNum2">
      <style:paragraph-properties fo:margin-left="0.5in" fo:margin-right="0in" fo:line-height="100%" fo:orphans="0" fo:widows="0" fo:text-indent="-0.25in" style:auto-text-indent="false"/>
    </style:style>
    <style:style style:name="P22" style:family="paragraph" style:parent-style-name="Standard" style:list-style-name="WWNum5">
      <style:paragraph-properties fo:margin-left="0.5in" fo:margin-right="0in" fo:line-height="100%" fo:orphans="0" fo:widows="0" fo:text-indent="-0.25in" style:auto-text-indent="false"/>
    </style:style>
    <style:style style:name="P23"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4"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5"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style:style>
    <style:style style:name="T4" style:family="text">
      <style:text-properties fo:color="#ff0000" style:text-underline-style="none"/>
    </style:style>
    <style:style style:name="T5" style:family="text">
      <style:text-properties fo:color="#ff0000" style:text-underline-style="none" fo:font-weight="bold" style:font-weight-asian="bold"/>
    </style:style>
    <style:style style:name="T6" style:family="text">
      <style:text-properties fo:color="#0000ff" fo:font-weight="bold" style:font-weight-asian="bold"/>
    </style:style>
    <style:style style:name="T7" style:family="text">
      <style:text-properties fo:color="#0000ff"/>
    </style:style>
    <style:style style:name="T8" style:family="text">
      <style:text-properties fo:color="#0000ff" style:text-underline-style="none" fo:font-weight="bold" style:font-weight-asian="bold"/>
    </style:style>
    <style:style style:name="T9" style:family="text">
      <style:text-properties fo:color="#0000cd"/>
    </style:style>
    <style:style style:name="T10" style:family="text">
      <style:text-properties fo:color="#0000cd" fo:font-weight="bold" style:font-weight-asian="bold"/>
    </style:style>
    <style:style style:name="T11" style:family="text">
      <style:text-properties fo:color="#38761d" fo:font-weight="bold" style:font-weight-asian="bold"/>
    </style:style>
    <style:style style:name="T12" style:family="text">
      <style:text-properties fo:color="#38761d"/>
    </style:style>
    <style:style style:name="T13" style:family="text">
      <style:text-properties fo:color="#38761d" style:text-underline-style="none"/>
    </style:style>
    <style:style style:name="T14" style:family="text">
      <style:text-properties fo:color="#1155cc" style:text-underline-style="solid" style:text-underline-width="auto" style:text-underline-color="font-color"/>
    </style:style>
    <style:style style:name="T15" style:family="text">
      <style:text-properties style:text-underline-style="none"/>
    </style:style>
    <style:style style:name="T16" style:family="text">
      <style:text-properties fo:color="#6aa8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Vous allez fabriquer une histoire avec Twine au moyen du scénario écrit dans la colonne de gauche ci-dessous. La colonne de droite donne quelques indications sur le formatage demandé et indique dans une autre couleur le code à insérer dans le passage pour obtenir ce formatage. </text:p>
      <text:p text:style-name="Standard">L’atelier est progressif.</text:p>
      <text:p text:style-name="Standard">Quand il n’y a plus de texte dans la colonne de gauche, les consignes indiquées dans la colonne de droite portent sur les passages qui ont déjà été traités. </text:p>
      <text:p text:style-name="Standard"/>
      <text:p text:style-name="Standard"/>
      <table:table table:name="Table1" table:style-name="Table1">
        <table:table-column table:style-name="Table1.A" table:number-columns-repeated="2"/>
        <text:soft-page-break/>
        <table:table-row table:style-name="Table1.1">
          <table:table-cell table:style-name="Table1.A1" office:value-type="string">
            <text:p text:style-name="P11"><text:span text:style-name="T1">[1] </text:span>Vous êtes prisonnier d’un rêve, un rêve un peu particulier dont on n’est pas sûr de se réveiller. Ce qui vous arrive dans ce rêve peut avoir des répercussions dans la vraie vie, alors prenez garde aux choix que vous faites si vous voulez survivre à cette mauvaise nuit. </text:p>
            <text:p text:style-name="P11"/>
            <text:p text:style-name="P11"><text:s text:c="30"/>*</text:p>
            <text:p text:style-name="P11"/>
            <text:p text:style-name="P11">Vous êtes devant un poteau indicateur en métal. Ce poteau dispose d’une surface inscriptible ou vous pouvez écrire votre prénom. Il indique par ailleurs un seul chemin “Landes”. Vous décidez de le suivre</text:p>
            <text:p text:style-name="P11"/>
            <text:p text:style-name="P11"><text:s text:c="30"/>*</text:p>
            <text:p text:style-name="P11"/>
            <text:p text:style-name="P11">Vous voilà marchant dans une lande. Devant vous un marécage et un pont de bois qui vous permet de franchir le marécage. </text:p>
            <text:p text:style-name="P11">Quel chemin allez vous prendre ? </text:p>
            <text:p text:style-name="P11">emprunter le pont [2] ou traverser le marécage à pieds [3]</text:p>
          </table:table-cell>
          <table:table-cell table:style-name="Table1.A1" office:value-type="string">
            <text:p text:style-name="P1"><text:span text:style-name="T2">Que saurez-vous faire après ce passage</text:span></text:p>
            <text:p text:style-name="P2"/>
            <text:list xml:id="list1128213727" text:style-name="WWNum3">
              <text:list-item>
                <text:p text:style-name="P16"><text:span text:style-name="T3">révéler le passage paragraphe par paragraphe</text:span></text:p>
              </text:list-item>
              <text:list-item>
                <text:p text:style-name="P16"><text:span text:style-name="T3">faire un lien vers un autre passage</text:span></text:p>
              </text:list-item>
              <text:list-item>
                <text:p text:style-name="P16"><text:span text:style-name="T3">demander une information au joueur et lui attribuer une variable.</text:span></text:p>
              </text:list-item>
            </text:list>
            <text:p text:style-name="P2"/>
            <text:p text:style-name="P1"><text:span text:style-name="T6">Que faut-il faire ?</text:span></text:p>
            <text:p text:style-name="P4"/>
            <text:p text:style-name="P1"><text:span text:style-name="T7">Dans ce passage et les suivants, faire en sorte que le texte suivant se révèle quand le joueur clique sur “Continuer”</text:span></text:p>
            <text:p text:style-name="P4"/>
            <text:p text:style-name="P1"><text:span text:style-name="T7">Faites un lien depuis ce passage initial vers les passages [2] et [3]</text:span></text:p>
            <text:p text:style-name="P4"/>
            <text:p text:style-name="P1"><text:span text:style-name="T7">Ajouter dans le premier paragraphe une boîte pour permettre au joueur d’indiquer son nom</text:span></text:p>
            <text:p text:style-name="P2"/>
            <text:p text:style-name="P1"><text:span text:style-name="T11">Comment le faire ?</text:span><text:span text:style-name="T12"> </text:span></text:p>
            <text:p text:style-name="P6"/>
            <text:list xml:id="list1054490118" text:style-name="WWNum7">
              <text:list-item>
                <text:p text:style-name="P17"><text:span text:style-name="T12">révéler du texte</text:span></text:p>
              </text:list-item>
            </text:list>
            <text:p text:style-name="P6"/>
            <text:p text:style-name="P1"><text:span text:style-name="T12">Pour révéler du texte en cliquant sur un lien, encadrer le texte à révéler par</text:span></text:p>
            <text:p text:style-name="P6"/>
            <text:p text:style-name="P1"><text:span text:style-name="T12">&lt;&lt;linkreplace "Continuer" t8n&gt;&gt;\</text:span></text:p>
            <text:p text:style-name="P1"><text:span text:style-name="T12"><text:s/></text:span></text:p>
            <text:p text:style-name="P1"><text:span text:style-name="T12">texte à révéler</text:span></text:p>
            <text:p text:style-name="P6"/>
            <text:p text:style-name="P1"><text:span text:style-name="T12">&lt;&lt;/linkreplace&gt;&gt;\</text:span></text:p>
            <text:p text:style-name="P6"/>
            <text:p text:style-name="P6"/>
            <text:p text:style-name="P1"><text:span text:style-name="T12">Possibilité d’enchâsser le texte à révéler :</text:span></text:p>
            <text:p text:style-name="P6"/>
            <text:p text:style-name="P1"><text:span text:style-name="T12">&lt;&lt;linkreplace "Continuer" t8n&gt;&gt;\</text:span></text:p>
            <text:p text:style-name="P1"><text:span text:style-name="T12"><text:s/></text:span></text:p>
            <text:p text:style-name="P1"><text:span text:style-name="T12">texte à révéler d’abord</text:span></text:p>
            <text:p text:style-name="P6"/>
            <text:p text:style-name="P1"><text:span text:style-name="T12"><text:s text:c="2"/>&lt;&lt;linkreplace "Continuer" t8n&gt;&gt;\</text:span></text:p>
            <text:p text:style-name="P6"/>
            <text:p text:style-name="P1"><text:span text:style-name="T12">texte à révéler ensuite</text:span></text:p>
            <text:p text:style-name="P6"/>
            <text:p text:style-name="P1"><text:span text:style-name="T12"><text:s text:c="2"/>&lt;&lt;/linkreplace&gt;&gt;\</text:span></text:p>
            <text:p text:style-name="P6"/>
            <text:p text:style-name="P1"><text:span text:style-name="T12">&lt;&lt;/linkreplace&gt;&gt;\</text:span></text:p>
            <text:p text:style-name="P4"/>
            <text:list xml:id="list903042819" text:style-name="WWNum6">
              <text:list-item>
                <text:p text:style-name="P18"><text:span text:style-name="T12">créer un lien interne</text:span></text:p>
              </text:list-item>
            </text:list>
            <text:p text:style-name="P4"/>
            <text:p text:style-name="P1"><text:span text:style-name="T12">Pour faire un lien vers un passage [2] “Le pont”, mettre le titre du passage 2 entre doubles crochets : emprunter [[le pont]] / aller au [[3]]</text:span></text:p>
            <text:p text:style-name="P6"/>
            <text:p text:style-name="P1"><text:span text:style-name="T12">Si vous ne souhaitez pas avoir comme texte de lien le titre du passage à lier, utiliser la syntaxe suivante : [[traverser le marécage à pieds|3]]</text:span></text:p>
            <text:p text:style-name="P6"/>
            <text:p text:style-name="P6"/>
            <text:list xml:id="list2457757321" text:style-name="WWNum8">
              <text:list-item>
                <text:p text:style-name="P19"><text:span text:style-name="T12">Demander son nom au joueur et lui attribuer une variable : </text:span></text:p>
              </text:list-item>
            </text:list>
            <text:p text:style-name="P6"/>
            <text:p text:style-name="P1"><text:span text:style-name="T12">On va utiliser un formatage qui ne relève pas du CSS ou du HTML mais d’un langage propre à Twine (il en existe plusieurs, nous avons choisi d’utiliser SugarCube). </text:span></text:p>
            <text:p text:style-name="P6"/>
            <text:p text:style-name="P1"><text:span text:style-name="T12">Dans l’éditeur de Twine, cliquer sur Histoire &gt; Détails. Sélectionner dans le menu déroulant “Format d’histoire” = SugarCube</text:span></text:p>
            <text:p text:style-name="P6"/>
            <text:p text:style-name="P1"><text:span text:style-name="T12">Toute la doc sur SugarCube est </text:span><text:a xlink:type="simple" xlink:href="https://www.motoslave.net/sugarcube/2/docs/" text:style-name="ListLabel_20_73" text:visited-style-name="ListLabel_20_73"><text:span text:style-name="T14">disponible en ligne</text:span></text:a></text:p>
            <text:p text:style-name="P6"/>
            <text:p text:style-name="P1"><text:span text:style-name="T12">Dans le passage au moment opportun, ajouter les deux lignes suivantes : </text:span></text:p>
            <text:p text:style-name="P6"/>
            <text:p text:style-name="P1"><text:span text:style-name="T12">“gravez-le donc sur cette plaque puisqu'elle est faite pour ça</text:span></text:p>
            <text:p text:style-name="P1"><text:span text:style-name="T12">“</text:span></text:p>
            <text:p text:style-name="P1"><text:span text:style-name="T12">&lt;&lt;textbox "$nom" "Entrer votre nom" &gt;&gt;</text:span></text:p>
          </table:table-cell>
        </table:table-row>
        <table:table-row table:style-name="Table1.1">
          <table:table-cell table:style-name="Table1.A1" office:value-type="string">
            <text:p text:style-name="P11"><text:span text:style-name="T1">[2] </text:span>Le pont vous emmène sans encombre de l’autre côté du marécage. un chemin se dessine à travers les herbes. Bientôt le chemin devient caillouteux. Pas d’autre choix que de continuer <text:s/>[4]</text:p>
          </table:table-cell>
          <table:table-cell table:style-name="Table1.A1" office:value-type="string">
            <text:p text:style-name="P1"><text:span text:style-name="T6">Que faut-il faire ?</text:span></text:p>
            <text:p text:style-name="P4"/>
            <text:p text:style-name="P1"><text:span text:style-name="T7">Liens vers le(s) passage suivant(s)</text:span></text:p>
            <text:p text:style-name="P4"/>
            <text:p text:style-name="P1"><text:span text:style-name="T7">Mettre “Bientôt le chemin devient caillouteux en gras”</text:span></text:p>
            <text:p text:style-name="P4"/>
            <text:p text:style-name="P1"><text:span text:style-name="T11">Comment le faire ?</text:span><text:span text:style-name="T12"> </text:span></text:p>
            <text:p text:style-name="P6"/>
            <text:p text:style-name="P1"><text:span text:style-name="T12">gras : utiliser l’éditeur du passage ou</text:span></text:p>
            <text:p text:style-name="P1"><text:span text:style-name="T12">utiliser le balisage html &lt;b&gt; texte en gras &lt;/b&gt;</text:span></text:p>
            <text:p text:style-name="P4"/>
          </table:table-cell>
        </table:table-row>
        <table:table-row table:style-name="Table1.1">
          <table:table-cell table:style-name="Table1.A1" office:value-type="string">
            <text:p text:style-name="P11"><text:span text:style-name="T1">[3] </text:span>C’est pas très malin comme choix : quelle idée de passer le marécage à pied alors qu’il y a un pont ! Après quelques pas vous vous êtes progressivement aspiré par la vase. Vous vous en sortez de peu grâce à une racine à laquelle vous vous accrochez, mais vous perdez une chaussure au passage. Continuez malgré tout [4]</text:p>
          </table:table-cell>
          <table:table-cell table:style-name="Table1.A1" office:value-type="string">
            <text:p text:style-name="P1"><text:span text:style-name="T6">Que faut-il faire ?</text:span></text:p>
            <text:p text:style-name="P4"/>
            <text:p text:style-name="P1"><text:span text:style-name="T7">Liens vers le(s) passage suivant(s)</text:span></text:p>
          </table:table-cell>
        </table:table-row>
        <table:table-row table:style-name="Table1.1">
          <table:table-cell table:style-name="Table1.A1" office:value-type="string">
            <text:p text:style-name="P11"><text:span text:style-name="T1">[4] </text:span>Avez-vous vos deux chaussures ? </text:p>
            <text:p text:style-name="P11">Si oui tant mieux [5], sinon ça promet d’être douloureux [7]</text:p>
          </table:table-cell>
          <table:table-cell table:style-name="Table1.A1" office:value-type="string">
            <text:p text:style-name="P1"><text:span text:style-name="T6">Que faut-il faire ?</text:span></text:p>
            <text:p text:style-name="P4"/>
            <text:p text:style-name="P1"><text:span text:style-name="T7">Liens vers le(s) passage suivant(s)</text:span></text:p>
          </table:table-cell>
        </table:table-row>
        <table:table-row table:style-name="Table1.1">
          <table:table-cell table:style-name="Table1.A1" office:value-type="string">
            <text:p text:style-name="P11"><text:span text:style-name="T1">[5] </text:span>Vous marchez vers le Nord jusqu’à ce qu’un précipice vous empêche d’aller plus loin. Il est possible que vous soyez déjà venu par ici. Les rêves sont pleins de boucles infinies dont il est compliqué de sortir. <text:s text:c="12"/></text:p>
            <text:p text:style-name="P11"/>
            <text:p text:style-name="P11"><text:s text:c="35"/>*</text:p>
            <text:p text:style-name="P11"/>
            <text:p text:style-name="P11">A quelques centaines de mètres de vous, vous distinguez une échelle de corde qui traverse le précipice. </text:p>
            <text:p text:style-name="P11"/>
            <text:p text:style-name="P11"><text:s text:c="35"/>*</text:p>
            <text:p text:style-name="P11"/>
            <text:p text:style-name="P11">Allez-vous emprunter l’échelle de corde [6] ou préférez-vous suivre le bord du précipice vers l’Est afin de trouver un meilleur passage [13]</text:p>
            <text:p text:style-name="P11">Enfin, si vous ne doutez de rien, vous pouvez aussi essayer d’agripper au passage les pattes des grands condors qui ne cessent depuis quelques temps de voler au dessus de votre tête (c’est assez perturbant) [18]</text:p>
          </table:table-cell>
          <table:table-cell table:style-name="Table1.A1" office:value-type="string">
            <text:p text:style-name="P1"><text:span text:style-name="T2">Que saurez-vous faire après ce passage</text:span></text:p>
            <text:p text:style-name="P3"/>
            <text:list xml:id="list3219108039" text:style-name="WWNum1">
              <text:list-item>
                <text:p text:style-name="P20"><text:span text:style-name="T2">insérer une image dans le passage</text:span></text:p>
              </text:list-item>
            </text:list>
            <text:p text:style-name="P5"/>
            <text:p text:style-name="P1"><text:span text:style-name="T6">Que faut-il faire ?</text:span></text:p>
            <text:p text:style-name="P4"/>
            <text:p text:style-name="P1"><text:span text:style-name="T7">Liens vers le(s) passage suivant(s)</text:span></text:p>
            <text:p text:style-name="P4"/>
            <text:p text:style-name="P1"><text:span text:style-name="T7">Insérer une image de précipice en insérant une URL</text:span></text:p>
            <text:p text:style-name="P4"/>
            <text:p text:style-name="P1"><text:span text:style-name="T11">Comment le faire ? </text:span></text:p>
            <text:p text:style-name="P6"/>
            <text:p text:style-name="P1"><text:span text:style-name="T12">Pour insérer une image dans un passage, utiliser le balisage HTML</text:span></text:p>
            <text:p text:style-name="P6"/>
            <text:p text:style-name="P1"><text:span text:style-name="T12">&lt;img src="chemin vers l’image" alt="voici une image" width="500" height="600"&gt;</text:span></text:p>
            <text:p text:style-name="P6"/>
            <text:p text:style-name="P1"><text:span text:style-name="T12">Le chemin peut être une URL (par exemple </text:span><text:a xlink:type="simple" xlink:href="https://s3-eu-west-1.amazonaws.com/scribay/covers/LF2S8QhDRA.jpg" text:style-name="ListLabel_20_73" text:visited-style-name="ListLabel_20_73"><text:span text:style-name="T14">https://s3-eu-west-1.amazonaws.com/scribay/covers/LF2S8QhDRA.jpg</text:span></text:a><text:span text:style-name="T12"> ) ou bien un chemin relatif vers un fichier (image_precipice.png). Pour plus de pérennité, il est conseillé d’opter pour cette deuxième solution et d’enregistrer le fichier html extrait de Twine dans le même répertoire que les images liées. </text:span></text:p>
            <text:p text:style-name="P6"/>
            <text:p text:style-name="P4"/>
          </table:table-cell>
        </table:table-row>
        <table:table-row table:style-name="Table1.1">
          <table:table-cell table:style-name="Table1.A1" office:value-type="string">
            <text:p text:style-name="P11"><text:span text:style-name="T1">[6] </text:span>Vous êtes bien naïf quand vous rêvez ! Il suffit que vous voyiez une échelle de corde pour que vous jugiez qu’elle peut supporter votre poids ? Et bien désolé, ce n’est pas le cas de celle-ci. Alors que vous êtes arrivé à mi-chemin, la corde casse, et vous tombez dans le vide [9] (vous tombez vers le haut, cela va sans dire).</text:p>
          </table:table-cell>
          <table:table-cell table:style-name="Table1.A1" office:value-type="string">
            <text:p text:style-name="P1"><text:span text:style-name="T6">Que saurez-vous faire après ce passage ?</text:span></text:p>
            <text:list xml:id="list3990940258" text:style-name="WWNum2">
              <text:list-item>
                <text:p text:style-name="P21"><text:span text:style-name="T6">faire un lien vers une image en local</text:span></text:p>
              </text:list-item>
              <text:list-item>
                <text:p text:style-name="P21"><text:span text:style-name="T6">rendre cette image cliquable</text:span></text:p>
              </text:list-item>
            </text:list>
            <text:p text:style-name="P5"/>
            <text:p text:style-name="P1"><text:span text:style-name="T6">Que faut-il faire ?</text:span></text:p>
            <text:p text:style-name="P4"/>
            <text:p text:style-name="P1"><text:span text:style-name="T7">Liens vers le(s) passage suivant(s)</text:span></text:p>
            <text:p text:style-name="P1"><text:span text:style-name="T7">Faire un lien vers une image en local</text:span></text:p>
            <text:p text:style-name="P4"/>
            <text:p text:style-name="P4"/>
            <text:p text:style-name="P1"><text:span text:style-name="T11">Comment le faire ?</text:span><text:span text:style-name="T6"> </text:span></text:p>
            <text:p text:style-name="P4"/>
            <text:p text:style-name="P1"><text:span text:style-name="T12">voir la cause au dessus : sélectionner une image sur le web (par exemple avec les mots clé “dream falling”, clic droit “enregistrer l’image sous”. Enregistrer l’image à côté de l’histoire dans Twine, avec un nom simplifié (par exemple dream_fall.jpg). </text:span></text:p>
            <text:p text:style-name="P1"><text:span text:style-name="T12">Faire référence dans le passage à cette image : <text:s/></text:span></text:p>
            <text:p text:style-name="P4"/>
            <text:p text:style-name="P1"><text:span text:style-name="T12">&lt;img src="dream_fall.jpg" alt="tomber vers le haut" width="500" height="600"&gt;</text:span></text:p>
            <text:p text:style-name="P6"/>
            <text:p text:style-name="P1"><text:span text:style-name="T12">Vous pouvez aussi utiliser la syntaxe de SugarCube pour insérer cette image et la rendre cliquable : </text:span></text:p>
            <text:p text:style-name="P6"/>
            <text:p text:style-name="P1"><text:span text:style-name="T12">[img[dream_fall.jpg][9]]</text:span></text:p>
            <text:p text:style-name="P6"/>
            <text:p text:style-name="P4"/>
          </table:table-cell>
        </table:table-row>
        <table:table-row table:style-name="Table1.1">
          <table:table-cell table:style-name="Table1.A1" office:value-type="string">
            <text:p text:style-name="P11"><text:span text:style-name="T1">[7] </text:span>En marchant avec un pied nu vous vous blessez au pied qui ne porte pas de chaussure.</text:p>
            <text:p text:style-name="P11"/>
            <text:p text:style-name="P11"><text:s text:c="29"/>*</text:p>
            <text:p text:style-name="P11"/>
            <text:p text:style-name="P11"><text:s/>Après plusieurs heures de marche douloureuse, vous atteignez un endroit revêtu d’une rare végétation [5] </text:p>
          </table:table-cell>
          <table:table-cell table:style-name="Table1.A1" office:value-type="string">
            <text:p text:style-name="P1"><text:span text:style-name="T6">Que faut-il faire ?</text:span></text:p>
            <text:p text:style-name="P4"/>
            <text:p text:style-name="P1"><text:span text:style-name="T7">Révéler le texte en cliquant sur un lien</text:span></text:p>
            <text:p text:style-name="P1"><text:span text:style-name="T7">Liens vers le(s) passage suivant(s)</text:span></text:p>
          </table:table-cell>
        </table:table-row>
        <table:table-row table:style-name="Table1.1">
          <table:table-cell table:style-name="Table1.A1" office:value-type="string">
            <text:p text:style-name="P11"><text:span text:style-name="T1">[8] </text:span>Vous frappez à la porte. Un sorcier vêtu comme tel (vous avez sans doute vu ou lu Harry Potter, je ne vous fais pas un dessin) vous ouvre et vous propose d’entrer [10] vous réchauffer.</text:p>
          </table:table-cell>
          <table:table-cell table:style-name="Table1.A1" office:value-type="string">
            <text:p text:style-name="P1"><text:span text:style-name="T6">Que faut-il faire ?</text:span></text:p>
            <text:p text:style-name="P4"/>
            <text:p text:style-name="P1"><text:span text:style-name="T7">Liens vers le(s) passage suivant(s)</text:span></text:p>
          </table:table-cell>
        </table:table-row>
        <table:table-row table:style-name="Table1.1">
          <table:table-cell table:style-name="Table1.A1" office:value-type="string">
            <text:p text:style-name="P11"><text:span text:style-name="T1">[9] </text:span>En tombant vers le haut, vous vous écrasez la tête contre un nuage de plomb. La nuit s’achève, le jour se lève, mais vous ne vous réveillez pas. Vous ne vous réveillerez plus jamais d’ailleurs [17].</text:p>
          </table:table-cell>
          <table:table-cell table:style-name="Table1.A1" office:value-type="string">
            <text:p text:style-name="P1"><text:span text:style-name="T6">Que faut-il faire ?</text:span></text:p>
            <text:p text:style-name="P4"/>
            <text:p text:style-name="P1"><text:span text:style-name="T7">Liens vers le(s) passage suivant(s)</text:span></text:p>
          </table:table-cell>
        </table:table-row>
        <table:table-row table:style-name="Table1.1">
          <table:table-cell table:style-name="Table1.A1" office:value-type="string">
            <text:p text:style-name="P11"><text:span text:style-name="T1">[10] </text:span>Une fois la porte refermée derrière vous (par simple magnétisme du sorcier)<text:span text:style-name="T1">, </text:span>vous remarquez dans un coin de la cuisine plusieurs casiers contenant des souris, vraisemblablement entassées là pour des expériences. </text:p>
            <text:p text:style-name="P11"/>
            <text:p text:style-name="P11"><text:s text:c="31"/>*</text:p>
            <text:p text:style-name="P11"/>
            <text:p text:style-name="P11">Le sorcier capte votre regard et vous dis : </text:p>
            <text:p text:style-name="P11">“Je vais bientôt manquer de souris pour mes expériences, or comme il n’y en a peu dans cette région, je trouve plus pratique de transformer mes visiteurs en souris</text:p>
            <text:p text:style-name="P11">C’est le sort qui vous attend si vous ne prouvez pas immédiatement votre valeur.</text:p>
            <text:p text:style-name="P11"/>
            <text:p text:style-name="P11"><text:s text:c="31"/>*</text:p>
            <text:p text:style-name="P11"/>
            <text:p text:style-name="P11">qu’allez-vous faire ? </text:p>
            <text:p text:style-name="P11">Si vous possédez un manuel Unimarc, vous pouvez le jeter à la tête du sorcier ? [11]</text:p>
            <text:p text:style-name="P11"/>
            <text:p text:style-name="P11">Sinon / ou bien, vous pouvez lui poser la question : </text:p>
            <text:p text:style-name="P11">“et comment peut-on prouver sa valeur ?”</text:p>
            <text:p text:style-name="P11">[12]</text:p>
          </table:table-cell>
          <table:table-cell table:style-name="Table1.A1" office:value-type="string">
            <text:p text:style-name="P1"><text:span text:style-name="T2">Que saurez-vous faire après ce passage ? </text:span></text:p>
            <text:p text:style-name="P3"/>
            <text:p text:style-name="P1"><text:span text:style-name="T3">Mettre du texte en citation</text:span></text:p>
            <text:p text:style-name="P5"/>
            <text:p text:style-name="P1"><text:span text:style-name="T6">Que faut-il faire ?</text:span></text:p>
            <text:p text:style-name="P4"/>
            <text:p text:style-name="P1"><text:span text:style-name="T7">Révéler le texte en cliquant sur un lien</text:span></text:p>
            <text:p text:style-name="P1"><text:span text:style-name="T7">Liens vers le(s) passage suivant(s)</text:span></text:p>
            <text:p text:style-name="P1"><text:span text:style-name="T7">Mettre une partie du texte en citation</text:span></text:p>
            <text:p text:style-name="P4"/>
            <text:p text:style-name="P1"><text:span text:style-name="T11">Comment le faire ? </text:span></text:p>
            <text:p text:style-name="P6"/>
            <text:p text:style-name="P1"><text:span text:style-name="T12">Toutes les citations sont précédées de &gt;&gt;</text:span></text:p>
            <text:p text:style-name="P6"/>
            <text:p text:style-name="P1"><text:span text:style-name="T12">texte texte texte :</text:span></text:p>
            <text:p text:style-name="P1"><text:span text:style-name="T12">&gt;&gt; texte</text:span></text:p>
            <text:p text:style-name="P6"/>
            <text:p text:style-name="P1"><text:span text:style-name="T12">va donner: </text:span></text:p>
            <text:p text:style-name="P6"/>
            <text:p text:style-name="P1"><text:span text:style-name="T12">texte texte texte</text:span></text:p>
            <text:p text:style-name="P1"><text:span text:style-name="T12"><text:s text:c="6"/>texte</text:span></text:p>
          </table:table-cell>
        </table:table-row>
        <table:table-row table:style-name="Table1.1">
          <table:table-cell table:style-name="Table1.A1" office:value-type="string">
            <text:p text:style-name="P11"><text:span text:style-name="T1">[11] </text:span>Le sorcier reçoit le manuel Unimarc en pleine tête, bascule en arrière et fait tomber un alambic dont le contenu se répand sur le sol. C’est un élixir de sortie de rêve[15].</text:p>
          </table:table-cell>
          <table:table-cell table:style-name="Table1.A1" office:value-type="string">
            <text:p text:style-name="P1"><text:span text:style-name="T6">Que faut-il faire ?</text:span></text:p>
            <text:p text:style-name="P4"/>
            <text:p text:style-name="P1"><text:span text:style-name="T7">Liens vers le(s) passage suivant(s)</text:span></text:p>
          </table:table-cell>
        </table:table-row>
        <table:table-row table:style-name="Table1.1">
          <table:table-cell table:style-name="Table1.A1" office:value-type="string">
            <text:p text:style-name="P11"><text:span text:style-name="T1">[12] “</text:span>En répondant à cette simple question :” dit le sorcier. Si vous répondez correctement, vous pourrez sortir de ce rêve. Sinon, vous serez transformé en souris. Attention, voici la question :</text:p>
            <text:p text:style-name="P11"/>
            <text:p text:style-name="P11">Quelle formule magique vous permet de ranger au mieux les références des sortilèges à la fin du grimoire ? </text:p>
            <text:p text:style-name="P11"/>
            <text:list xml:id="list991400886" text:style-name="WWNum4">
              <text:list-item>
                <text:p text:style-name="P23">Abracadabra Zenodo [14]</text:p>
              </text:list-item>
              <text:list-item>
                <text:p text:style-name="P23">Abracadabra Zotero [15]</text:p>
              </text:list-item>
              <text:list-item>
                <text:p text:style-name="P23">Abracadabra Zorglub [16]</text:p>
              </text:list-item>
            </text:list>
          </table:table-cell>
          <table:table-cell table:style-name="Table1.A1" office:value-type="string">
            <text:p text:style-name="P1"><text:span text:style-name="T2">Que saurez-vous faire après ce passage</text:span></text:p>
            <text:p text:style-name="P2"/>
            <text:list xml:id="list230620630753535" text:continue-list="list1128213727" text:style-name="WWNum3">
              <text:list-item>
                <text:p text:style-name="P16"><text:span text:style-name="T3">faire une liste à puces</text:span></text:p>
              </text:list-item>
            </text:list>
            <text:p text:style-name="P5"/>
            <text:p text:style-name="P1"><text:span text:style-name="T6">Que faut-il faire ?</text:span></text:p>
            <text:p text:style-name="P4"/>
            <text:p text:style-name="P1"><text:span text:style-name="T7">Liens vers le(s) passage suivant(s)</text:span></text:p>
            <text:p text:style-name="P1"><text:span text:style-name="T7">Faire une liste à puces des réponses possibles</text:span></text:p>
            <text:p text:style-name="P4"/>
            <text:p text:style-name="P1"><text:span text:style-name="T11">Comment le faire ? </text:span></text:p>
            <text:p text:style-name="P6"/>
            <text:p text:style-name="P1"><text:span text:style-name="T12">Utiliser le balisage HTML</text:span></text:p>
            <text:p text:style-name="P6"/>
            <text:p text:style-name="P1"><text:span text:style-name="T12">&lt;li&gt;premier item&lt;/li&gt;</text:span></text:p>
            <text:p text:style-name="P1"><text:span text:style-name="T12">&lt;li&gt;deuxième item&lt;/li&gt;</text:span></text:p>
            <text:p text:style-name="P1"><text:span text:style-name="T12">&lt;li&gt;troisième item&lt;/li&gt;</text:span></text:p>
            <text:p text:style-name="P6"/>
            <text:p text:style-name="P4"/>
          </table:table-cell>
        </table:table-row>
        <table:table-row table:style-name="Table1.1">
          <table:table-cell table:style-name="Table1.A1" office:value-type="string">
            <text:p text:style-name="P11"><text:span text:style-name="T1">[13] </text:span>Vous suivez le bord du précipice sur plusieurs kilomètres. </text:p>
            <text:p text:style-name="P11"/>
            <text:p text:style-name="P11"><text:s text:c="32"/>*</text:p>
            <text:p text:style-name="P11"/>
            <text:p text:style-name="P11">A un moment, devant vous, vous trouvez un livre épais. Sur la couverture, il est écrit : </text:p>
            <text:p text:style-name="P11">“Unimarc pour les Nuls”</text:p>
            <text:p text:style-name="P11">Vous décidez de le ramasser. </text:p>
            <text:p text:style-name="P11"/>
            <text:p text:style-name="P11"><text:s text:c="31"/>*</text:p>
            <text:p text:style-name="P11"/>
            <text:p text:style-name="P11">Peu à peu ce dernier devient moins profond et le chemin part en une pente douce. Vous marchez de plus en plus vite. Au bout d’un moment, vous êtes arrivé sur un terrain plat. vous pouvez reprendre votre route vers le Nord. Un grand plateau s’ouvre devant vous. [5]</text:p>
            <text:p text:style-name="P11"/>
            <text:p text:style-name="P11">Ou bien continuer dans la même direction qui semble être également celle de grands volatiles qui volent haut au dessus de vos têtes [19]</text:p>
          </table:table-cell>
          <table:table-cell table:style-name="Table1.A1" office:value-type="string">
            <text:p text:style-name="P1"><text:span text:style-name="T6">Que faut-il faire ?</text:span></text:p>
            <text:p text:style-name="P4"/>
            <text:p text:style-name="P1"><text:span text:style-name="T7">Liens vers le(s) passage suivant(s)</text:span></text:p>
          </table:table-cell>
        </table:table-row>
        <table:table-row table:style-name="Table1.1">
          <table:table-cell table:style-name="Table1.A1" office:value-type="string">
            <text:p text:style-name="P11"><text:span text:style-name="T1">[14] </text:span>Vous vous réveillez brutalement.<text:span text:style-name="T1"> </text:span>Vous jetez un regard autour de vous. Vous reconnaissez la lampe, l’armoire et la fenêtre de votre chambre. Ouf, vous êtes sorti de ce cauchemar ! Par contre, il y a un petit problème. D’après le miroir face à vous qui reflète un museau pointu, une longue queue des petits yeux rouges et un pelage blanc, vous n’êtes plus tout à fait le même !</text:p>
            <text:p text:style-name="P11"/>
            <text:p text:style-name="P11">Allez au [17]</text:p>
          </table:table-cell>
          <table:table-cell table:style-name="Table1.A1" office:value-type="string">
            <text:p text:style-name="P1"><text:span text:style-name="T6">Que faut-il faire ?</text:span></text:p>
            <text:p text:style-name="P4"/>
            <text:p text:style-name="P1"><text:span text:style-name="T7">Liens vers le(s) passage suivant(s)</text:span></text:p>
          </table:table-cell>
        </table:table-row>
        <table:table-row table:style-name="Table1.1">
          <table:table-cell table:style-name="Table1.A1" office:value-type="string">
            <text:p text:style-name="P11"><text:span text:style-name="T1">[15] </text:span>Vous vous réveillez en sueur. Vous avez mal à la tête, mais vous avez survécu à ce rêve. Bien joué ! Allez consulter votre score en [17]</text:p>
          </table:table-cell>
          <table:table-cell table:style-name="Table1.A1" office:value-type="string">
            <text:p text:style-name="P1"><text:span text:style-name="T6">Que faut-il faire ?</text:span></text:p>
            <text:p text:style-name="P4"/>
            <text:p text:style-name="P1"><text:span text:style-name="T7">Liens vers le(s) passage suivant(s)</text:span></text:p>
          </table:table-cell>
        </table:table-row>
        <table:table-row table:style-name="Table1.1">
          <table:table-cell table:style-name="Table1.A1" office:value-type="string">
            <text:p text:style-name="P11"><text:span text:style-name="T1">[16] </text:span>Petit<text:span text:style-name="T1"> </text:span>ignorant ! On voit bien que tu as séché les ateliers proposés par les bibliothécaires de Hogwarts ! Tant pis pour toi, tu serviras de cobaye pour mes expériences. Console toi en te disant que je suis à deux doigts de publier dans “The Journal of Witchcraft” (Impact Factor 40.23). Tu ne seras pas gaspillé. Aussitôt dit, vous voici transformé en souris et mis en cage, prêt à être versé dans la marmite fumante.</text:p>
            <text:p text:style-name="P11"/>
            <text:p text:style-name="P11">Allez au bout de votre destin [17]</text:p>
          </table:table-cell>
          <table:table-cell table:style-name="Table1.A1" office:value-type="string">
            <text:p text:style-name="P1"><text:span text:style-name="T6">Que faut-il faire ?</text:span></text:p>
            <text:p text:style-name="P4"/>
            <text:p text:style-name="P1"><text:span text:style-name="T7">Liens vers le(s) passage suivant(s)</text:span></text:p>
          </table:table-cell>
        </table:table-row>
        <table:table-row table:style-name="Table1.1">
          <table:table-cell table:style-name="Table1.A1" office:value-type="string">
            <text:p text:style-name="P11"><text:span text:style-name="T1">[17] </text:span>Vous êtes arrivé au bout de cette aventure. Merci d’avoir joué.</text:p>
          </table:table-cell>
          <table:table-cell table:style-name="Table1.A1" office:value-type="string">
            <text:p text:style-name="P11"><text:span text:style-name="T2">Que saurez-vous faire après ce passage</text:span></text:p>
            <text:p text:style-name="P12"/>
            <text:list xml:id="list230620729931770" text:continue-numbering="true" text:style-name="WWNum3">
              <text:list-item>
                <text:p text:style-name="P24"><text:span text:style-name="T3">Afficher une variable</text:span></text:p>
              </text:list-item>
              <text:list-item>
                <text:p text:style-name="P24"><text:span text:style-name="T3">Permettre l’impression d’un passage</text:span></text:p>
              </text:list-item>
            </text:list>
            <text:p text:style-name="P11"/>
            <text:p text:style-name="P1"><text:span text:style-name="T6">Que faut-il faire ?</text:span></text:p>
            <text:p text:style-name="P4"/>
            <text:p text:style-name="P1"><text:span text:style-name="T7">Liens vers le(s) passage suivant(s)</text:span></text:p>
            <text:p text:style-name="P13"/>
            <text:p text:style-name="P11"><text:span text:style-name="T7">Ajouter la variable “Nom” dans le passage (“Vous êtes arrivé au bout de cette aventure, “Nom”...)</text:span></text:p>
            <text:p text:style-name="P13"/>
            <text:p text:style-name="P11"><text:span text:style-name="T7">Ajouter le score (variable score) : </text:span></text:p>
            <text:p text:style-name="P11"><text:span text:style-name="T7">“Votre score est “score”</text:span></text:p>
            <text:p text:style-name="P11"/>
            <text:p text:style-name="P11"><text:span text:style-name="T16">Comment le faire</text:span></text:p>
            <text:p text:style-name="P14"/>
            <text:p text:style-name="P11"><text:span text:style-name="T16">Pour afficher une variable : </text:span></text:p>
            <text:p text:style-name="P11"><text:span text:style-name="T16">&lt;&lt; print $variable &gt;&gt;</text:span></text:p>
            <text:p text:style-name="P14"/>
            <text:p text:style-name="P11"><text:span text:style-name="T16">Pour permettre à l’étudiant</text:span></text:p>
            <text:p text:style-name="P11"/>
          </table:table-cell>
        </table:table-row>
        <table:table-row table:style-name="Table1.1">
          <table:table-cell table:style-name="Table1.A1" office:value-type="string">
            <text:p text:style-name="P11"><text:span text:style-name="T1">[18] </text:span>Vous agrippez prestement les serres de l’un de ces gigantesques volatiles. êtes-vous plus habile que Tintin au Pérou ou bien le condor est-il habitué à jouer les taxis, en tout cas, vous arrivez sans encombre de l’autre côté du précipice. </text:p>
            <text:p text:style-name="P11"/>
            <text:p text:style-name="P11">Au passage, vous ramassez une plume de condor qui vous est restée dans la main et la fixer sur votre couvre-chef</text:p>
            <text:p text:style-name="P11"/>
            <text:p text:style-name="P11">Continuez gaiement votre chemin [20]</text:p>
          </table:table-cell>
          <table:table-cell table:style-name="Table1.A1" office:value-type="string">
            <text:p text:style-name="P1"><text:span text:style-name="T6">Que faut-il faire ?</text:span></text:p>
            <text:p text:style-name="P4"/>
            <text:p text:style-name="P1"><text:span text:style-name="T7">Liens vers le(s) passage suivant(s)</text:span></text:p>
          </table:table-cell>
        </table:table-row>
        <table:table-row table:style-name="Table1.1">
          <table:table-cell table:style-name="Table1.A1" office:value-type="string">
            <text:p text:style-name="P1"><text:span text:style-name="T1">[19]</text:span> </text:p>
            <text:p text:style-name="P1"/>
            <text:p text:style-name="P1">une plume de condor tombe à vos pieds, vous la mettez à votre chapeau et continuez votre chemin. </text:p>
            <text:p text:style-name="P1"/>
            <text:p text:style-name="P1">Il fait déjà nuit depuis longtemps quand vous distinguez une maison isolée sur une colline dont l’une des fenêtres est éclairée par une bougie. Le temps presse car la neige commence à tomber. Vous décidez de trouver refuge dans cette maison. Allez au [8] </text:p>
            <text:p text:style-name="P15"/>
          </table:table-cell>
          <table:table-cell table:style-name="Table1.A1" office:value-type="string">
            <text:p text:style-name="P1"><text:span text:style-name="T6">Que faut-il faire ?</text:span></text:p>
            <text:p text:style-name="P4"/>
            <text:p text:style-name="P1"><text:span text:style-name="T7">Liens vers le(s) passage suivant(s)</text:span></text:p>
          </table:table-cell>
        </table:table-row>
        <table:table-row table:style-name="Table1.1">
          <table:table-cell table:style-name="Table1.A1" office:value-type="string">
            <text:p text:style-name="P1"><text:span text:style-name="T1">[20] </text:span></text:p>
            <text:p text:style-name="P8"/>
            <text:p text:style-name="P1">Plume au chapeau, vous continuez votre route. La nuit tombe et il commence même à neiger quand en haut d’une colline, vous avisez une chaumière dont la fenêtre est éclairée. Vous décidez de prendre cette direction pour vous réchauffer en espérant être bien accueilli. Qui aurait le coeur assez endurci pour laisser un pauvre hère dormir dehors par une nuit pareille ? </text:p>
            <text:p text:style-name="P1"/>
            <text:p text:style-name="P1"><text:s text:c="29"/>*</text:p>
            <text:p text:style-name="P1"/>
            <text:p text:style-name="P1">Enfin après une demie-heure de marche difficile dans le noir, vous arrivez devant l’entrée de cette maison [8]</text:p>
          </table:table-cell>
          <table:table-cell table:style-name="Table1.A1" office:value-type="string">
            <text:p text:style-name="P1"><text:span text:style-name="T6">Que faut-il faire ?</text:span></text:p>
            <text:p text:style-name="P4"/>
            <text:p text:style-name="P1"><text:span text:style-name="T7">Liens vers le(s) passage suivant(s)</text:span></text:p>
          </table:table-cell>
        </table:table-row>
        <table:table-row table:style-name="Table1.1">
          <table:table-cell table:style-name="Table1.A1" office:value-type="string">
            <text:p text:style-name="P8"/>
          </table:table-cell>
          <table:table-cell table:style-name="Table1.A1" office:value-type="string">
            <text:p text:style-name="P1"><text:span text:style-name="T2">Compétence : </text:span></text:p>
            <text:p text:style-name="P3"/>
            <text:p text:style-name="P1"><text:span text:style-name="T3">ajouter une variable score</text:span></text:p>
            <text:p text:style-name="P2"/>
            <text:p text:style-name="P1"><text:span text:style-name="T10">Que faut-il faire ? </text:span></text:p>
            <text:p text:style-name="P9"/>
            <text:p text:style-name="P1"><text:span text:style-name="T9">Au passage 1, ajouter une variable score (niveau initial : 5 points)</text:span></text:p>
            <text:p text:style-name="P9"/>
            <text:p text:style-name="P1"><text:span text:style-name="T11">Comment faire ? </text:span></text:p>
            <text:p text:style-name="P9"/>
            <text:p text:style-name="P1"><text:span text:style-name="T12">Si on part avec 5 points, cette variable sera fixée comme suit (SugarCube):</text:span></text:p>
            <text:p text:style-name="P6"/>
            <text:p text:style-name="P1"><text:span text:style-name="T12">&lt;&lt;set $score to 5&gt;&gt;</text:span></text:p>
            <text:p text:style-name="P6"/>
            <text:p text:style-name="P1"><text:span text:style-name="T12">Pour modifier le score à chaque événement (hausse ou baisse de points) procéder ainsi : </text:span></text:p>
            <text:p text:style-name="P6"/>
            <text:p text:style-name="P1"><text:span text:style-name="T12">&lt;&lt;set $score to $score += 4&gt;&gt;</text:span></text:p>
            <text:p text:style-name="P6"/>
            <text:p text:style-name="P1"><text:span text:style-name="T12">pour ajouter 4 points</text:span></text:p>
            <text:p text:style-name="P6"/>
            <text:p text:style-name="P1"><text:span text:style-name="T12">&lt;&lt;set $score to $score -= 4&gt;&gt;</text:span></text:p>
            <text:p text:style-name="P6"/>
            <text:p text:style-name="P1"><text:span text:style-name="T12">possibilité de rajouter un argument : </text:span></text:p>
            <text:p text:style-name="P6"/>
            <text:p text:style-name="P1"><text:span text:style-name="T12">&lt;&lt;set $score to $score += 2&gt;&gt;[avoir trouvé ce manuel vous fait gagner deux points]</text:span></text:p>
            <text:p text:style-name="P6"/>
            <text:p text:style-name="P1"><text:span text:style-name="T12">pour retrancher 4 points</text:span></text:p>
            <text:p text:style-name="P6"/>
            <text:p text:style-name="P1"><text:span text:style-name="T12">Faites varier le score au fur et à mesure des événements subis / rencontrés. </text:span></text:p>
            <text:p text:style-name="P1"><text:span text:style-name="T12">par exemple : </text:span></text:p>
            <text:p text:style-name="P6"/>
            <text:p text:style-name="P1"><text:span text:style-name="T12">[2] score + 3 points</text:span></text:p>
            <text:p text:style-name="P1"><text:span text:style-name="T12">[3] score - 3 points</text:span></text:p>
            <text:p text:style-name="P6"/>
            <text:p text:style-name="P1"><text:span text:style-name="T12">Afficher le nom et le score obtenu à la fin de l’histoire ([17]) de la manière suivante : </text:span></text:p>
            <text:p text:style-name="P6"/>
            <text:p text:style-name="P1"><text:span text:style-name="T12">vous êtes $name</text:span></text:p>
            <text:p text:style-name="P6"/>
            <text:p text:style-name="P1"><text:span text:style-name="T12">votre score est <text:s/>$score</text:span></text:p>
            <text:p text:style-name="P6"/>
            <text:p text:style-name="P1"><text:span text:style-name="T12">Proposer aux étudiants de sauvegarder cette page en format PDF pour l’envoyer à travers Moodle : </text:span></text:p>
            <text:p text:style-name="P6"/>
            <text:p text:style-name="P1"><text:span text:style-name="T12">&lt;button onclick="window.print()"&gt;Imprimer le score&lt;/button&gt;</text:span></text:p>
          </table:table-cell>
        </table:table-row>
        <table:table-row table:style-name="Table1.1">
          <table:table-cell table:style-name="Table1.A1" office:value-type="string">
            <text:p text:style-name="P8"/>
          </table:table-cell>
          <table:table-cell table:style-name="Table1.A1" office:value-type="string">
            <text:p text:style-name="P1"><text:span text:style-name="T2">Compétence</text:span></text:p>
            <text:p text:style-name="P3"/>
            <text:p text:style-name="P1"><text:span text:style-name="T3"><text:s/>changer le style des passages (CSS). </text:span></text:p>
            <text:p text:style-name="P2"/>
            <text:p text:style-name="P1"><text:span text:style-name="T10">Que faut-il faire : </text:span></text:p>
            <text:p text:style-name="P9"/>
            <text:p text:style-name="P1"><text:span text:style-name="T9">Passer du style par défaut (texte blanc sur fond noir avec lien en violet) à un autre style : texte noir sur fond blanc avec lien en bleu</text:span></text:p>
            <text:p text:style-name="P2"/>
            <text:p text:style-name="P1"><text:span text:style-name="T11">Comment faire ? </text:span></text:p>
            <text:p text:style-name="P7"/>
            <text:p text:style-name="P1"><text:span text:style-name="T12">Dans l’éditeur de Twine, cliquer sur Histoire &gt; Style de l’histoire. </text:span></text:p>
            <text:p text:style-name="P6"/>
            <text:p text:style-name="P1"><text:span text:style-name="T12">Ajouter quelques lignes de CSS : </text:span></text:p>
            <text:p text:style-name="P6"/>
            <text:p text:style-name="P1"><text:span text:style-name="T12">body</text:span></text:p>
            <text:p text:style-name="P1"><text:span text:style-name="T12">{</text:span></text:p>
            <text:p text:style-name="P1"><text:span text:style-name="T12">background-color: white;</text:span></text:p>
            <text:p text:style-name="P1"><text:span text:style-name="T12">color: black</text:span></text:p>
            <text:p text:style-name="P1"><text:span text:style-name="T12">}</text:span></text:p>
            <text:p text:style-name="P6"/>
            <text:p text:style-name="P1"><text:span text:style-name="T12">tw-link {color: blue}</text:span></text:p>
          </table:table-cell>
        </table:table-row>
        <table:table-row table:style-name="Table1.1">
          <table:table-cell table:style-name="Table1.A1" office:value-type="string">
            <text:p text:style-name="P1"><text:span text:style-name="T1">[4] </text:span>Avez-vous vos deux chaussures ? </text:p>
            <text:p text:style-name="P1">Si oui tant mieux [5], sinon ça promet d’être douloureux [7]</text:p>
          </table:table-cell>
          <table:table-cell table:style-name="Table1.A1" office:value-type="string">
            <text:p text:style-name="P1"><text:span text:style-name="T2">Compétence : </text:span></text:p>
            <text:p text:style-name="P3"/>
            <text:list xml:id="list4227116317" text:style-name="WWNum5">
              <text:list-item>
                <text:p text:style-name="P22"><text:span text:style-name="T3">bifurquer en fonction d’une variable. </text:span></text:p>
              </text:list-item>
            </text:list>
            <text:p text:style-name="P3"/>
            <text:p text:style-name="P1"><text:span text:style-name="T10">Que faut-il faire : </text:span></text:p>
            <text:p text:style-name="P9"/>
            <text:p text:style-name="P1"><text:span text:style-name="T9">Ce n’est pas au joueur de déterminer s’il lui reste une ou deux chaussures, le logiciel peut le faire en fonction de l’endroit où il est passé. </text:span></text:p>
            <text:p text:style-name="P10"/>
            <text:p text:style-name="P1"><text:span text:style-name="T9">(possibilité de faire la même chose avec le manuel Unimarc dans le passage 10)</text:span></text:p>
            <text:p text:style-name="P9"/>
            <text:p text:style-name="P1"><text:span text:style-name="T11">Comment le faire : </text:span></text:p>
            <text:p text:style-name="P9"/>
            <text:p text:style-name="P1"><text:span text:style-name="T12">On crée une variable $chaussure à qui on va affecter une valeur true</text:span></text:p>
            <text:p text:style-name="P9"/>
            <text:p text:style-name="P1"><text:span text:style-name="T12">&lt;&lt;set $chaussure to true&gt;&gt;</text:span></text:p>
            <text:p text:style-name="P6"/>
            <text:p text:style-name="P1"><text:span text:style-name="T12">Si le joueur passe par le passage 3 (marécage), il perd une chaussure donc on change la valeur de la variable : </text:span></text:p>
            <text:p text:style-name="P9"/>
            <text:p text:style-name="P1"><text:span text:style-name="T12">&lt;&lt;set $chaussure to false&gt;&gt;</text:span></text:p>
            <text:p text:style-name="P1"><text:span text:style-name="T12">Si le joueur passe par le pont, on ne fait rien de particulier. </text:span></text:p>
            <text:p text:style-name="P6"/>
            <text:p text:style-name="P1"><text:span text:style-name="T12">Au moment de la bifurcation (passage 4) on présente l’alternative de la manière suivante : </text:span></text:p>
            <text:p text:style-name="P6"/>
            <text:p text:style-name="P1"><text:span text:style-name="T12">&lt;&lt;if $chaussure eq true&gt;&gt;</text:span></text:p>
            <text:p text:style-name="P1"><text:span text:style-name="T12">possibilité 1 et lien vers le passage 5</text:span></text:p>
            <text:p text:style-name="P1"><text:span text:style-name="T12">&lt;&lt;else&gt;&gt;</text:span></text:p>
            <text:p text:style-name="P1"><text:span text:style-name="T12">possibilité 2 et lien vers le passage 7</text:span></text:p>
            <text:p text:style-name="P1"><text:span text:style-name="T12">&lt;&lt;endif&gt;&gt;</text:span></text:p>
            <text:p text:style-name="P9"/>
          </table:table-cell>
        </table:table-row>
        <table:table-row table:style-name="Table1.1">
          <table:table-cell table:style-name="Table1.A1" office:value-type="string">
            <text:p text:style-name="P1">[12] Quelle formule magique vous permet de ranger au mieux les références des sortilèges à la fin du grimoire ?</text:p>
            <text:p text:style-name="P1"/>
            <text:p text:style-name="P1">Abracadabra Zenodo [14]</text:p>
            <text:p text:style-name="P1">Abracadabra Zotero [15]</text:p>
            <text:p text:style-name="P1">Abracadabra Zorglub [16]</text:p>
            <text:p text:style-name="P8"/>
            <text:p text:style-name="P8"/>
          </table:table-cell>
          <table:table-cell table:style-name="Table1.A1" office:value-type="string">
            <text:p text:style-name="P1"><text:span text:style-name="T2">Compétence</text:span></text:p>
            <text:p text:style-name="P3"/>
            <text:p text:style-name="P1"><text:span text:style-name="T3">Passer d’un QCU à une question ouverte</text:span></text:p>
            <text:p text:style-name="P2"/>
            <text:p text:style-name="P1"><text:span text:style-name="T10">Que faut-il faire ?</text:span></text:p>
            <text:p text:style-name="P1"><text:span text:style-name="T9">transformer la question à choix unique en question ouverte (un mot). </text:span></text:p>
            <text:p text:style-name="P10"/>
            <text:p text:style-name="P1"><text:span text:style-name="T11">Comment faire ?</text:span></text:p>
            <text:p text:style-name="P6"/>
            <text:p text:style-name="P1"><text:span text:style-name="T12">&lt;&lt;textbox “$réponse” “indiquer la réponse ici”&gt;&gt;</text:span></text:p>
            <text:p text:style-name="P6"/>
            <text:p text:style-name="P1"><text:span text:style-name="T12">Créer un nouveau passage lié au précédent et y entrer le code : </text:span></text:p>
            <text:p text:style-name="P6"/>
            <text:p text:style-name="P1"><text:span text:style-name="T12">&lt;&lt;if $reponse is "zotero" or $reponse is "Zotero"&gt;&gt;[[Bien répondu|15]]&gt;&gt;</text:span></text:p>
            <text:p text:style-name="P1"><text:span text:style-name="T12">&lt;&lt;else&gt;&gt;Ce n’est [[pas la bonne réponse|16]]</text:span></text:p>
            <text:p text:style-name="P1"><text:span text:style-name="T12">&lt;&lt;endif&gt;&gt;</text:span></text:p>
          </table:table-cell>
        </table:table-row>
      </table:table>
      <text:p text:style-name="Standard"/>
      <text:p text:style-name="Standard"><text:span text:style-name="T1">Comment encapsuler une histoire dans Moodle ?</text:span></text:p>
      <text:p text:style-name="Standard"/>
      <text:p text:style-name="Standard">Choisir l’activité Fichier.</text:p>
      <text:p text:style-name="Standard">Dans cette activité, choisir l’option “Dossier” <text:s/></text:p>
      <text:p text:style-name="Standard">Dans le dossier, charger le fichier html conçu avec Twine, puis les images. </text:p>
      <text:p text:style-name="Standard">Paramétrer le fichier html comme fichier principal.</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 meta:paragraph-count="264" meta:word-count="2709" meta:character-count="15999" meta:non-whitespace-character-count="13158"/>
    <meta:generator>LibreOfficeDev/6.0.5.2$Linux_X86_64 LibreOffice_project/</meta:generator>
  </office:meta>
</office:document-meta>
</file>